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Arab" svg:font-family="Arab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ri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tica de Gerência de Projeto<text:line-break/><text:span text:style-name="T1">Primeira Turma do Curso de Gerenciamento de Projetos do PMI (Goiás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Aluno</text:span><text:span text:style-name="T3"><text:line-break/></text:span><text:span text:style-name="T4">Fábio Nogueira de Lucena<text:line-break/></text:span><text:span text:style-name="T5">fabio@inf.ufg.br</text:span></text:p>
      <text:p text:style-name="P3"/>
      <text:p text:style-name="P4">Data</text:p>
      <text:p text:style-name="P3">05/03/2007</text:p>
      <text:p text:style-name="P3"/>
      <text:p text:style-name="P4">Observações</text:p>
      <text:p text:style-name="P3"/>
      <text:list text:style-name="L1">
        <text:list-item>
          <text:p text:style-name="P5">O presente exercício prático foi realizado exclusivamente pelo aluno supracitado como parte das atividades do Curso de Gerenciamento de Projetos do PMI (capítulo Goiás). O plano de gerência produzido refere-se ao software denominado Escola. As pessoas citadas são reais, assim como os dados correspondentes (email e outros). Por conseguinte, <text:span text:style-name="T6">este documento não é público</text:span><text:span text:style-name="T7">.</text:span></text:p>
        </text:list-item>
        <text:list-item>
          <text:p text:style-name="P5">Embora vários modelos tenham sido apresentados ao longo do curso, optou-se pelo registro do plano em conformidade com a norma internacional IEEE Std 1058-1998 (<text:span text:style-name="T7">IEEE Standard for Software Project Management Plans</text:span><text:span text:style-name="T8">).</text:span></text:p>
        </text:list-item>
        <text:list-item>
          <text:p text:style-name="P6">O plano é fornecido em um único documento (a partir da página seguinte). Documentos não diretamente associados ao planejamento, contudo, são referenciados mas não são fornecidos. Noutras palavras, o plano cita documentos que não estão aqui compilados. Por exemplo, documentos de especificação de requisitos do Escola. </text:p>
        </text:list-item>
        <text:list-item>
          <text:p text:style-name="P6">Acredita-se que o presente plano só possa ser compreendido em sua totalidade na presença de um <text:span text:style-name="T7">processo de software</text:span> (não fornecido aqui). Em conseqüência, o autor coloca-se à disposição para esclarecimentos que se fizerem necessários.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8">_____________________________________<text:line-break/>Fábio Nogueira de Luce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Arab" svg:font-family="Arab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 a</meta:initial-creator>
    <meta:creation-date>2007-03-05T11:05:56</meta:creation-date>
    <dc:creator>a a</dc:creator>
    <dc:date>2007-03-05T11:40:16</dc:date>
    <dc:language>pt-BR</dc:language>
    <meta:editing-cycles>11</meta:editing-cycles>
    <meta:editing-duration>PT34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203" meta:character-count="1369"/>
  </office:meta>
</office:document-meta>
</file>